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itException.ExitException( String msg , int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itException.ExitException( int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itException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